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Q 3.1 Comparaison des temps de calcul entre les deux structures pour la recherche</text:p>
      <text:h text:style-name="Heading_20_4" text:outline-level="4">Recherche par numéro, titre et auteur</text:h>
      <text:p text:style-name="Text_20_body"><text:span text:style-name="Strong_20_Emphasis">1. Liste Chaînée :</text:span></text:p>
      <text:list xml:id="list671793246" text:style-name="L1">
        <text:list-item>
          <text:p text:style-name="P1"><text:span text:style-name="Strong_20_Emphasis">Recherche par numéro</text:span> :</text:p>
          <text:list>
            <text:list-item>
              <text:p text:style-name="P2">Complexité : <text:span text:style-name="Strong_20_Emphasis">O(n)</text:span> (dans le pire cas, il faut parcourir tous les éléments pour trouver celui qui a le numéro recherché).</text:p>
            </text:list-item>
            <text:list-item>
              <text:p text:style-name="P2">Temps de recherche dépend de la taille de la liste, car chaque élément est vérifié successivement.</text:p>
            </text:list-item>
          </text:list>
        </text:list-item>
        <text:list-item>
          <text:p text:style-name="P1"><text:span text:style-name="Strong_20_Emphasis">Recherche par titre ou auteur</text:span> :</text:p>
          <text:list>
            <text:list-item>
              <text:p text:style-name="P2">Complexité : <text:span text:style-name="Strong_20_Emphasis">O(n)</text:span> (pareillement, on doit comparer chaque livre avec le titre ou l'auteur donné, et cela peut prendre du temps si le livre n'est pas trouvé tôt dans la liste).</text:p>
            </text:list-item>
          </text:list>
        </text:list-item>
        <text:list-item>
          <text:p text:style-name="P1"><text:span text:style-name="Strong_20_Emphasis">Comportement avec un livre présent ou absent</text:span> :</text:p>
          <text:list>
            <text:list-item>
              <text:p text:style-name="P1">Si le livre est présent au début de la liste, la recherche est rapide. Si le livre est absent, il faut parcourir toute la liste.</text:p>
            </text:list-item>
          </text:list>
        </text:list-item>
      </text:list>
      <text:p text:style-name="Text_20_body"><text:span text:style-name="Strong_20_Emphasis">2. Table de Hachage :</text:span></text:p>
      <text:list xml:id="list157193484" text:style-name="L2">
        <text:list-item>
          <text:p text:style-name="P3"><text:span text:style-name="Strong_20_Emphasis">Recherche par numéro</text:span> :</text:p>
          <text:list>
            <text:list-item>
              <text:p text:style-name="P4">Complexité : <text:span text:style-name="Strong_20_Emphasis">O(1)</text:span> dans le meilleur des cas (si la fonction de hachage est bien conçue et qu'il n'y a pas de collisions).</text:p>
            </text:list-item>
            <text:list-item>
              <text:p text:style-name="P4">Même si une collision se produit, cela reste <text:span text:style-name="Strong_20_Emphasis">O(1)</text:span> dans la plupart des cas, car les éléments sont stockés dans une liste chaînée, et le nombre de collisions est relativement faible avec une bonne fonction de hachage.</text:p>
            </text:list-item>
          </text:list>
        </text:list-item>
        <text:list-item>
          <text:p text:style-name="P3"><text:span text:style-name="Strong_20_Emphasis">Recherche par titre ou auteur</text:span> :</text:p>
          <text:list>
            <text:list-item>
              <text:p text:style-name="P4">Complexité : <text:span text:style-name="Strong_20_Emphasis">O(1)</text:span> dans le meilleur des cas (si la fonction de hachage répartit bien les éléments), mais cela peut augmenter à <text:span text:style-name="Strong_20_Emphasis">O(n)</text:span> dans le cas de nombreuses collisions.</text:p>
            </text:list-item>
          </text:list>
        </text:list-item>
        <text:list-item>
          <text:p text:style-name="P3"><text:span text:style-name="Strong_20_Emphasis">Comportement avec un livre présent ou absent</text:span> :</text:p>
          <text:list>
            <text:list-item>
              <text:p text:style-name="P3">La recherche est en principe plus rapide dans une table de hachage, car on accède directement à l'indice de hachage. Si l'élément est absent, la recherche est également rapide en raison de la structure interne.</text:p>
            </text:list-item>
          </text:list>
        </text:list-item>
      </text:list>
      <text:h text:style-name="Heading_20_4" text:outline-level="4">Conclusion pour la Q 3.1 :</text:h>
      <text:list xml:id="list2678231615" text:style-name="L3">
        <text:list-item>
          <text:p text:style-name="P6"><text:span text:style-name="Strong_20_Emphasis">Liste chaînée</text:span> est plus lente que <text:span text:style-name="Strong_20_Emphasis">table de hachage</text:span> pour les recherches par numéro, titre et auteur, en particulier avec des bibliothèques de grande taille, car la recherche dans une liste est linéaire (O(n)).</text:p>
        </text:list-item>
        <text:list-item>
          <text:p text:style-name="P5"><text:span text:style-name="Strong_20_Emphasis">Table de hachage</text:span> est plus appropriée pour des recherches rapides (O(1)) si les éléments sont bien répartis et si les collisions sont minimisées.</text:p>
        </text:list-item>
      </text:list>
      <text:p text:style-name="Standard"/>
      <text:p text:style-name="Standard"/>
      <text:p text:style-name="Standard"/>
      <text:p text:style-name="Standard"/>
      <text:h text:style-name="Heading_20_3" text:outline-level="3"><text:soft-page-break/>Q 3.2 Modification de la taille de la table de hachage et évolution des temps de calcul</text:h>
      <text:list xml:id="list939084381" text:style-name="L4">
        <text:list-item>
          <text:p text:style-name="P8"><text:span text:style-name="Strong_20_Emphasis">Effet de la taille de la table de hachage</text:span> :</text:p>
          <text:list>
            <text:list-item>
              <text:p text:style-name="P8">Si la table de hachage est trop petite par rapport au nombre d'éléments, cela augmente le nombre de collisions, ce qui peut rendre les recherches plus lentes (pouvant atteindre O(n) en cas de très nombreuses collisions).</text:p>
            </text:list-item>
            <text:list-item>
              <text:p text:style-name="P8">Si la taille de la table de hachage est suffisamment grande (et bien dimensionnée), les recherches se feront en O(1).</text:p>
            </text:list-item>
          </text:list>
        </text:list-item>
        <text:list-item>
          <text:p text:style-name="P8"><text:span text:style-name="Strong_20_Emphasis">Expérience</text:span> :</text:p>
          <text:list>
            <text:list-item>
              <text:p text:style-name="P7">Testez plusieurs tailles de table de hachage pour observer les variations du temps de recherche. Par exemple, commencez avec une taille qui correspond au nombre d'éléments dans votre bibliothèque et essayez de l'augmenter progressivement.</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9:40:33.523385759</meta:creation-date>
    <dc:date>2025-02-19T23:58:47.012861590</dc:date>
    <meta:editing-duration>PT4H8M3S</meta:editing-duration>
    <meta:editing-cycles>1</meta:editing-cycles>
    <meta:document-statistic meta:table-count="0" meta:image-count="0" meta:object-count="0" meta:page-count="2" meta:paragraph-count="27" meta:word-count="485" meta:character-count="2703" meta:non-whitespace-character-count="2265"/>
    <meta:generator>LibreOffice/7.3.7.2$Linux_X86_64 LibreOffice_project/30$Build-2</meta:generator>
  </office:meta>
</office:document-meta>
</file>